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1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30"/>
    <style:style style:name="ce2" style:family="table-cell" style:parent-style-name="Default" style:data-style-name="N0"/>
    <style:style style:name="ce3" style:family="table-cell" style:parent-style-name="Default" style:data-style-name="N109"/>
    <style:style style:name="ce4" style:family="table-cell" style:parent-style-name="Default" style:data-style-name="N60"/>
    <style:style style:name="ce5" style:family="table-cell" style:parent-style-name="Default" style:data-style-name="N110"/>
    <style:style style:name="ce6" style:family="table-cell" style:parent-style-name="Default" style:data-style-name="N108"/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number-columns-repeated="4" table:default-cell-style-name="Default"/>
        <table:table-column table:style-name="co1" table:default-cell-style-name="ce4"/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1" office:value-type="string">
            <text:p>Uf</text:p>
          </table:table-cell>
          <table:table-cell table:style-name="ce1" office:value-type="string">
            <text:p>If</text:p>
          </table:table-cell>
          <table:table-cell table:style-name="ce1" office:value-type="string">
            <text:p>Ia</text:p>
          </table:table-cell>
          <table:table-cell table:style-name="Default" office:value-type="string">
            <text:p>Ia</text:p>
          </table:table-cell>
          <table:table-cell table:style-name="Default" office:value-type="string">
            <text:p>T</text:p>
          </table:table-cell>
          <table:table-cell office:value-type="string">
            <text:p>ln(Ia/T^2)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" office:value-type="float" office:value="1.27">
            <text:p>1,27</text:p>
          </table:table-cell>
          <table:table-cell table:style-name="ce2" office:value-type="float" office:value="1.22">
            <text:p>1,22</text:p>
          </table:table-cell>
          <table:table-cell table:style-name="ce2" office:value-type="float" office:value="9.6">
            <text:p>9,6</text:p>
          </table:table-cell>
          <table:table-cell table:formula="of:=[.D4]*0.0000000207" office:value-type="float" office:value="0.00000019872">
            <text:p>1,99E-007</text:p>
          </table:table-cell>
          <table:table-cell table:style-name="Default" table:formula="of:=(PI()*([.$D$13]^2)*[.B4])/([.C4]*[.$D$15]*[.$D$14]*[.$D$16]) - 1/[.$D$16]" office:value-type="float" office:value="2100.69877601792">
            <text:p>2100,7</text:p>
          </table:table-cell>
          <table:table-cell table:formula="of:=LN([.E4]/([.F4]^2))" office:value-type="float" office:value="-30.7314196758954">
            <text:p>-30,73</text:p>
          </table:table-cell>
          <table:table-cell table:style-name="ce6" table:formula="of:=1/[.F4]" office:value-type="float" office:value="0.000476032076286348">
            <text:p>4,7603E-004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2" office:value-type="float" office:value="1.26">
            <text:p>1,26</text:p>
          </table:table-cell>
          <table:table-cell table:style-name="ce2" office:value-type="float" office:value="1.215">
            <text:p>1,22</text:p>
          </table:table-cell>
          <table:table-cell table:style-name="ce2" office:value-type="float" office:value="8.6">
            <text:p>8,6</text:p>
          </table:table-cell>
          <table:table-cell table:formula="of:=[.D5]*0.0000000207" office:value-type="float" office:value="0.00000017802">
            <text:p>1,78E-007</text:p>
          </table:table-cell>
          <table:table-cell table:style-name="Default" table:formula="of:=(PI()*([.$D$13]^2)*[.B5])/([.C5]*[.$D$15]*[.$D$14]*[.$D$16]) - 1/[.$D$16]" office:value-type="float" office:value="2091.9496959726">
            <text:p>2091,95</text:p>
          </table:table-cell>
          <table:table-cell table:formula="of:=LN([.E5]/([.F5]^2))" office:value-type="float" office:value="-30.8330734914026">
            <text:p>-30,83</text:p>
          </table:table-cell>
          <table:table-cell table:style-name="ce6" table:formula="of:=1/[.F5]" office:value-type="float" office:value="0.000478022966768843">
            <text:p>4,7802E-004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2" office:value-type="float" office:value="1.25">
            <text:p>1,25</text:p>
          </table:table-cell>
          <table:table-cell table:style-name="ce2" office:value-type="float" office:value="1.21">
            <text:p>1,21</text:p>
          </table:table-cell>
          <table:table-cell table:style-name="ce2" office:value-type="float" office:value="7.5">
            <text:p>7,5</text:p>
          </table:table-cell>
          <table:table-cell table:formula="of:=[.D6]*0.0000000207" office:value-type="float" office:value="0.00000015525">
            <text:p>1,55E-007</text:p>
          </table:table-cell>
          <table:table-cell table:style-name="Default" table:formula="of:=(PI()*([.$D$13]^2)*[.B6])/([.C6]*[.$D$15]*[.$D$14]*[.$D$16]) - 1/[.$D$16]" office:value-type="float" office:value="2083.12830948063">
            <text:p>2083,13</text:p>
          </table:table-cell>
          <table:table-cell table:formula="of:=LN([.E6]/([.F6]^2))" office:value-type="float" office:value="-30.9614811916734">
            <text:p>-30,96</text:p>
          </table:table-cell>
          <table:table-cell table:style-name="ce6" table:formula="of:=1/[.F6]" office:value-type="float" office:value="0.000480047242144832">
            <text:p>4,8005E-004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2" office:value-type="float" office:value="1.23">
            <text:p>1,23</text:p>
          </table:table-cell>
          <table:table-cell table:style-name="ce2" office:value-type="float" office:value="1.2">
            <text:p>1,2</text:p>
          </table:table-cell>
          <table:table-cell table:style-name="ce2" office:value-type="float" office:value="5.5">
            <text:p>5,5</text:p>
          </table:table-cell>
          <table:table-cell table:formula="of:=[.D7]*0.0000000207" office:value-type="float" office:value="0.00000011385">
            <text:p>1,14E-007</text:p>
          </table:table-cell>
          <table:table-cell table:style-name="Default" table:formula="of:=(PI()*([.$D$13]^2)*[.B7])/([.C7]*[.$D$15]*[.$D$14]*[.$D$16]) - 1/[.$D$16]" office:value-type="float" office:value="2065.26500183438">
            <text:p>2065,27</text:p>
          </table:table-cell>
          <table:table-cell table:formula="of:=LN([.E7]/([.F7]^2))" office:value-type="float" office:value="-31.254411699132">
            <text:p>-31,25</text:p>
          </table:table-cell>
          <table:table-cell table:style-name="ce6" table:formula="of:=1/[.F7]" office:value-type="float" office:value="0.000484199363816167">
            <text:p>4,8420E-004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2" office:value-type="float" office:value="1.21">
            <text:p>1,21</text:p>
          </table:table-cell>
          <table:table-cell table:style-name="ce2" office:value-type="float" office:value="1.19">
            <text:p>1,19</text:p>
          </table:table-cell>
          <table:table-cell table:style-name="ce2" office:value-type="float" office:value="4">
            <text:p>4</text:p>
          </table:table-cell>
          <table:table-cell table:formula="of:=[.D8]*0.0000000207" office:value-type="float" office:value="0.0000000828">
            <text:p>8,28E-008</text:p>
          </table:table-cell>
          <table:table-cell table:style-name="Default" table:formula="of:=(PI()*([.$D$13]^2)*[.B8])/([.C8]*[.$D$15]*[.$D$14]*[.$D$16]) - 1/[.$D$16]" office:value-type="float" office:value="2047.10147053021">
            <text:p>2047,1</text:p>
          </table:table-cell>
          <table:table-cell table:formula="of:=LN([.E8]/([.F8]^2))" office:value-type="float" office:value="-31.5551980851439">
            <text:p>-31,56</text:p>
          </table:table-cell>
          <table:table-cell table:style-name="ce6" table:formula="of:=1/[.F8]" office:value-type="float" office:value="0.000488495570149238">
            <text:p>4,8850E-004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2" office:value-type="float" office:value="1.19">
            <text:p>1,19</text:p>
          </table:table-cell>
          <table:table-cell table:style-name="ce2" office:value-type="float" office:value="1.18">
            <text:p>1,18</text:p>
          </table:table-cell>
          <table:table-cell table:style-name="ce2" office:value-type="float" office:value="2.8">
            <text:p>2,8</text:p>
          </table:table-cell>
          <table:table-cell table:formula="of:=[.D9]*0.0000000207" office:value-type="float" office:value="0.00000005796">
            <text:p>5,80E-008</text:p>
          </table:table-cell>
          <table:table-cell table:style-name="Default" table:formula="of:=(PI()*([.$D$13]^2)*[.B9])/([.C9]*[.$D$15]*[.$D$14]*[.$D$16]) - 1/[.$D$16]" office:value-type="float" office:value="2028.63008276326">
            <text:p>2028,63</text:p>
          </table:table-cell>
          <table:table-cell table:formula="of:=LN([.E9]/([.F9]^2))" office:value-type="float" office:value="-31.8937447358025">
            <text:p>-31,89</text:p>
          </table:table-cell>
          <table:table-cell table:style-name="ce6" table:formula="of:=1/[.F9]" office:value-type="float" office:value="0.000492943493491859">
            <text:p>4,9294E-004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1.15">
            <text:p>1,15</text:p>
          </table:table-cell>
          <table:table-cell office:value-type="float" office:value="1.16">
            <text:p>1,16</text:p>
          </table:table-cell>
          <table:table-cell office:value-type="float" office:value="1.7">
            <text:p>1,7</text:p>
          </table:table-cell>
          <table:table-cell table:formula="of:=[.D10]*0.0000000207" office:value-type="float" office:value="0.00000003519">
            <text:p>3,52E-008</text:p>
          </table:table-cell>
          <table:table-cell table:style-name="Default" table:formula="of:=(PI()*([.$D$13]^2)*[.B10])/([.C10]*[.$D$15]*[.$D$14]*[.$D$16]) - 1/[.$D$16]" office:value-type="float" office:value="1990.73189062073">
            <text:p>1990,73</text:p>
          </table:table-cell>
          <table:table-cell table:formula="of:=LN([.E10]/([.F10]^2))" office:value-type="float" office:value="-32.355019154281">
            <text:p>-32,36</text:p>
          </table:table-cell>
          <table:table-cell table:style-name="ce6" table:formula="of:=1/[.F10]" office:value-type="float" office:value="0.000502327814564819">
            <text:p>5,0233E-004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ce1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r</text:p>
          </table:table-cell>
          <table:table-cell table:style-name="ce4" office:value-type="float" office:value="0.00005">
            <text:p>5,00E-005</text:p>
          </table:table-cell>
          <table:table-cell table:style-name="ce1" office:value-type="string">
            <text:p>m</text:p>
          </table:table-cell>
          <table:table-cell table:style-name="ce1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d</text:p>
          </table:table-cell>
          <table:table-cell table:style-name="ce4" office:value-type="float" office:value="0.015">
            <text:p>1,50E-002</text:p>
          </table:table-cell>
          <table:table-cell table:style-name="ce1" office:value-type="string">
            <text:p>m</text:p>
          </table:table-cell>
          <table:table-cell table:style-name="ce1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ro</text:p>
          </table:table-cell>
          <table:table-cell table:style-name="ce4" office:value-type="float" office:value="0.0000000489">
            <text:p>4,89E-008</text:p>
          </table:table-cell>
          <table:table-cell table:style-name="ce1" office:value-type="string">
            <text:p>Omum-1</text:p>
          </table:table-cell>
          <table:table-cell table:style-name="ce1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alfa</text:p>
          </table:table-cell>
          <table:table-cell table:style-name="ce4" office:value-type="float" office:value="0.00483">
            <text:p>4,83E-003</text:p>
          </table:table-cell>
          <table:table-cell table:style-name="ce1" office:value-type="string">
            <text:p>K-1</text:p>
          </table:table-cell>
          <table:table-cell table:style-name="ce1" table:number-columns-repeated="2"/>
          <table:table-cell table:number-columns-repeated="2"/>
          <table:table-cell table:style-name="Default"/>
          <table:table-cell/>
        </table:table-row>
        <table:table-row table:style-name="ro1" table:number-rows-repeated="2">
          <table:table-cell table:number-columns-repeated="4"/>
          <table:table-cell table:style-name="ce1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>
            <text:p>If</text:p>
          </table:table-cell>
          <table:table-cell office:value-type="string">
            <text:p>1,2V</text:p>
          </table:table-cell>
          <table:table-cell/>
          <table:table-cell table:style-name="Default" table:number-columns-repeated="2"/>
          <table:table-cell/>
          <table:table-cell office:value-type="float" office:value="1.22">
            <text:p>1,22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>
            <text:p>sqrt(Ua)</text:p>
          </table:table-cell>
          <table:table-cell office:value-type="string">
            <text:p>Ua</text:p>
          </table:table-cell>
          <table:table-cell office:value-type="string">
            <text:p>Ia [mm]</text:p>
          </table:table-cell>
          <table:table-cell table:style-name="Default" office:value-type="string">
            <text:p>Ia [A]</text:p>
          </table:table-cell>
          <table:table-cell table:style-name="Default" office:value-type="string">
            <text:p>ln(Ia)</text:p>
          </table:table-cell>
          <table:table-cell/>
          <table:table-cell office:value-type="string">
            <text:p>Ua</text:p>
          </table:table-cell>
          <table:table-cell office:value-type="string">
            <text:p>Ia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ce3" office:value-type="float" office:value="-0.608">
            <text:p>-0,608</text:p>
          </table:table-cell>
          <table:table-cell office:value-type="float" office:value="0">
            <text:p>0</text:p>
          </table:table-cell>
          <table:table-cell table:formula="of:=[.D22]*0.0000000207" office:value-type="float" office:value="0">
            <text:p>0,00E+000</text:p>
          </table:table-cell>
          <table:table-cell table:number-columns-repeated="2"/>
          <table:table-cell table:style-name="ce3" office:value-type="float" office:value="-0.867">
            <text:p>-0,867</text:p>
          </table:table-cell>
          <table:table-cell office:value-type="float" office:value="0">
            <text:p>0</text:p>
          </table:table-cell>
          <table:table-cell table:formula="of:=[.I22]*0.0000000207" office:value-type="float" office:value="0">
            <text:p>0,00E+000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float" office:value="-0.401">
            <text:p>-0,401</text:p>
          </table:table-cell>
          <table:table-cell office:value-type="float" office:value="1">
            <text:p>1</text:p>
          </table:table-cell>
          <table:table-cell table:formula="of:=[.D23]*0.0000000207" office:value-type="float" office:value="0.0000000207">
            <text:p>2,07E-008</text:p>
          </table:table-cell>
          <table:table-cell table:formula="of:=LN([.E23])" office:value-type="float" office:value="-17.6931321366751">
            <text:p>-17,69313</text:p>
          </table:table-cell>
          <table:table-cell/>
          <table:table-cell table:style-name="ce3" office:value-type="float" office:value="-0.453">
            <text:p>-0,453</text:p>
          </table:table-cell>
          <table:table-cell office:value-type="float" office:value="1">
            <text:p>1</text:p>
          </table:table-cell>
          <table:table-cell table:formula="of:=[.I23]*0.0000000207" office:value-type="float" office:value="0.0000000207">
            <text:p>2,07E-008</text:p>
          </table:table-cell>
          <table:table-cell table:formula="of:=LN([.J23])" office:value-type="float" office:value="-17.6931321366751">
            <text:p>-17,69</text:p>
          </table:table-cell>
        </table:table-row>
        <table:table-row table:style-name="ro1">
          <table:table-cell table:number-columns-repeated="2"/>
          <table:table-cell table:style-name="ce3" office:value-type="float" office:value="-0.241">
            <text:p>-0,241</text:p>
          </table:table-cell>
          <table:table-cell office:value-type="float" office:value="2">
            <text:p>2</text:p>
          </table:table-cell>
          <table:table-cell table:formula="of:=[.D24]*0.0000000207" office:value-type="float" office:value="0.0000000414">
            <text:p>4,14E-008</text:p>
          </table:table-cell>
          <table:table-cell table:formula="of:=LN([.E24])" office:value-type="float" office:value="-16.9999849561151">
            <text:p>-16,99998</text:p>
          </table:table-cell>
          <table:table-cell/>
          <table:table-cell table:style-name="ce3" office:value-type="float" office:value="-0.289">
            <text:p>-0,289</text:p>
          </table:table-cell>
          <table:table-cell office:value-type="float" office:value="3">
            <text:p>3</text:p>
          </table:table-cell>
          <table:table-cell table:formula="of:=[.I24]*0.0000000207" office:value-type="float" office:value="0.0000000621">
            <text:p>6,21E-008</text:p>
          </table:table-cell>
          <table:table-cell table:formula="of:=LN([.J24])" office:value-type="float" office:value="-16.594519848007">
            <text:p>-16,59</text:p>
          </table:table-cell>
        </table:table-row>
        <table:table-row table:style-name="ro1">
          <table:table-cell table:number-columns-repeated="2"/>
          <table:table-cell table:style-name="ce3" office:value-type="float" office:value="-0.176">
            <text:p>-0,176</text:p>
          </table:table-cell>
          <table:table-cell office:value-type="float" office:value="6">
            <text:p>6</text:p>
          </table:table-cell>
          <table:table-cell table:formula="of:=[.D25]*0.0000000207" office:value-type="float" office:value="0.0000001242">
            <text:p>1,24E-007</text:p>
          </table:table-cell>
          <table:table-cell table:formula="of:=LN([.E25])" office:value-type="float" office:value="-15.901372667447">
            <text:p>-15,90137</text:p>
          </table:table-cell>
          <table:table-cell/>
          <table:table-cell table:style-name="ce3" office:value-type="float" office:value="-0.183">
            <text:p>-0,183</text:p>
          </table:table-cell>
          <table:table-cell office:value-type="float" office:value="5">
            <text:p>5</text:p>
          </table:table-cell>
          <table:table-cell table:formula="of:=[.I25]*0.0000000207" office:value-type="float" office:value="0.0000001035">
            <text:p>1,04E-007</text:p>
          </table:table-cell>
          <table:table-cell table:formula="of:=LN([.J25])" office:value-type="float" office:value="-16.083694224241">
            <text:p>-16,08</text:p>
          </table:table-cell>
        </table:table-row>
        <table:table-row table:style-name="ro1">
          <table:table-cell table:number-columns-repeated="2"/>
          <table:table-cell table:style-name="ce3" office:value-type="float" office:value="-0.019">
            <text:p>-0,019</text:p>
          </table:table-cell>
          <table:table-cell office:value-type="float" office:value="7">
            <text:p>7</text:p>
          </table:table-cell>
          <table:table-cell table:formula="of:=[.D26]*0.0000000207" office:value-type="float" office:value="0.0000001449">
            <text:p>1,45E-007</text:p>
          </table:table-cell>
          <table:table-cell table:formula="of:=LN([.E26])" office:value-type="float" office:value="-15.7472219876198">
            <text:p>-15,74722</text:p>
          </table:table-cell>
          <table:table-cell/>
          <table:table-cell table:style-name="ce3" office:value-type="float" office:value="-0.081">
            <text:p>-0,081</text:p>
          </table:table-cell>
          <table:table-cell office:value-type="float" office:value="8">
            <text:p>8</text:p>
          </table:table-cell>
          <table:table-cell table:formula="of:=[.I26]*0.0000000207" office:value-type="float" office:value="0.0000001656">
            <text:p>1,66E-007</text:p>
          </table:table-cell>
          <table:table-cell table:formula="of:=LN([.J26])" office:value-type="float" office:value="-15.6136905949953">
            <text:p>-15,61</text:p>
          </table:table-cell>
        </table:table-row>
        <table:table-row table:style-name="ro1">
          <table:table-cell/>
          <table:table-cell table:formula="of:=SQRT([.C27])" office:value-type="float" office:value="0.154919333848297">
            <text:p>0,15</text:p>
          </table:table-cell>
          <table:table-cell table:style-name="ce3" office:value-type="float" office:value="0.024">
            <text:p>0,024</text:p>
          </table:table-cell>
          <table:table-cell office:value-type="float" office:value="7">
            <text:p>7</text:p>
          </table:table-cell>
          <table:table-cell table:formula="of:=[.D27]*0.0000000207" office:value-type="float" office:value="0.0000001449">
            <text:p>1,45E-007</text:p>
          </table:table-cell>
          <table:table-cell table:formula="of:=LN([.E27])" office:value-type="float" office:value="-15.7472219876198">
            <text:p>-15,74722</text:p>
          </table:table-cell>
          <table:table-cell table:formula="of:=SQRT([.H27])" office:value-type="float" office:value="0.148323969741913">
            <text:p>0,15</text:p>
          </table:table-cell>
          <table:table-cell table:style-name="ce3" office:value-type="float" office:value="0.022">
            <text:p>0,022</text:p>
          </table:table-cell>
          <table:table-cell office:value-type="float" office:value="12">
            <text:p>12</text:p>
          </table:table-cell>
          <table:table-cell table:formula="of:=[.I27]*0.0000000207" office:value-type="float" office:value="0.0000002484">
            <text:p>2,48E-007</text:p>
          </table:table-cell>
          <table:table-cell table:formula="of:=LN([.J27])" office:value-type="float" office:value="-15.2082254868871">
            <text:p>-15,21</text:p>
          </table:table-cell>
        </table:table-row>
        <table:table-row table:style-name="ro1">
          <table:table-cell/>
          <table:table-cell table:formula="of:=SQRT([.C28])" office:value-type="float" office:value="0.342052627529741">
            <text:p>0,34</text:p>
          </table:table-cell>
          <table:table-cell table:style-name="ce3" office:value-type="float" office:value="0.117">
            <text:p>0,117</text:p>
          </table:table-cell>
          <table:table-cell office:value-type="float" office:value="11">
            <text:p>11</text:p>
          </table:table-cell>
          <table:table-cell table:formula="of:=[.D28]*0.0000000207" office:value-type="float" office:value="0.0000002277">
            <text:p>2,28E-007</text:p>
          </table:table-cell>
          <table:table-cell table:formula="of:=LN([.E28])" office:value-type="float" office:value="-15.2952368638767">
            <text:p>-15,29524</text:p>
          </table:table-cell>
          <table:table-cell table:formula="of:=SQRT([.H28])" office:value-type="float" office:value="0.382099463490856">
            <text:p>0,38</text:p>
          </table:table-cell>
          <table:table-cell table:style-name="ce3" office:value-type="float" office:value="0.146">
            <text:p>0,146</text:p>
          </table:table-cell>
          <table:table-cell office:value-type="float" office:value="21">
            <text:p>21</text:p>
          </table:table-cell>
          <table:table-cell table:formula="of:=[.I28]*0.0000000207" office:value-type="float" office:value="0.0000004347">
            <text:p>4,35E-007</text:p>
          </table:table-cell>
          <table:table-cell table:formula="of:=LN([.J28])" office:value-type="float" office:value="-14.6486096989517">
            <text:p>-14,65</text:p>
          </table:table-cell>
        </table:table-row>
        <table:table-row table:style-name="ro1">
          <table:table-cell/>
          <table:table-cell table:formula="of:=SQRT([.C29])" office:value-type="float" office:value="0.406201920231798">
            <text:p>0,41</text:p>
          </table:table-cell>
          <table:table-cell table:style-name="ce3" office:value-type="float" office:value="0.165">
            <text:p>0,165</text:p>
          </table:table-cell>
          <table:table-cell office:value-type="float" office:value="14">
            <text:p>14</text:p>
          </table:table-cell>
          <table:table-cell table:formula="of:=[.D29]*0.0000000207" office:value-type="float" office:value="0.0000002898">
            <text:p>2,90E-007</text:p>
          </table:table-cell>
          <table:table-cell table:formula="of:=LN([.E29])" office:value-type="float" office:value="-15.0540748070598">
            <text:p>-15,05407</text:p>
          </table:table-cell>
          <table:table-cell table:formula="of:=SQRT([.H29])" office:value-type="float" office:value="0.427784992724149">
            <text:p>0,43</text:p>
          </table:table-cell>
          <table:table-cell table:style-name="ce3" office:value-type="float" office:value="0.183">
            <text:p>0,183</text:p>
          </table:table-cell>
          <table:table-cell office:value-type="float" office:value="25">
            <text:p>25</text:p>
          </table:table-cell>
          <table:table-cell table:formula="of:=[.I29]*0.0000000207" office:value-type="float" office:value="0.0000005175">
            <text:p>5,18E-007</text:p>
          </table:table-cell>
          <table:table-cell table:formula="of:=LN([.J29])" office:value-type="float" office:value="-14.4742563118069">
            <text:p>-14,47</text:p>
          </table:table-cell>
        </table:table-row>
        <table:table-row table:style-name="ro1">
          <table:table-cell/>
          <table:table-cell table:formula="of:=SQRT([.C30])" office:value-type="float" office:value="0.505964425626941">
            <text:p>0,51</text:p>
          </table:table-cell>
          <table:table-cell table:style-name="ce3" office:value-type="float" office:value="0.256">
            <text:p>0,256</text:p>
          </table:table-cell>
          <table:table-cell office:value-type="float" office:value="19">
            <text:p>19</text:p>
          </table:table-cell>
          <table:table-cell table:formula="of:=[.D30]*0.0000000207" office:value-type="float" office:value="0.0000003933">
            <text:p>3,93E-007</text:p>
          </table:table-cell>
          <table:table-cell table:formula="of:=LN([.E30])" office:value-type="float" office:value="-14.7486931575086">
            <text:p>-14,74869</text:p>
          </table:table-cell>
          <table:table-cell table:formula="of:=SQRT([.H30])" office:value-type="float" office:value="0.513809303146605">
            <text:p>0,51</text:p>
          </table:table-cell>
          <table:table-cell table:style-name="ce3" office:value-type="float" office:value="0.264">
            <text:p>0,264</text:p>
          </table:table-cell>
          <table:table-cell office:value-type="float" office:value="33">
            <text:p>33</text:p>
          </table:table-cell>
          <table:table-cell table:formula="of:=[.I30]*0.0000000207" office:value-type="float" office:value="0.0000006831">
            <text:p>6,83E-007</text:p>
          </table:table-cell>
          <table:table-cell table:formula="of:=LN([.J30])" office:value-type="float" office:value="-14.1966245752086">
            <text:p>-14,2</text:p>
          </table:table-cell>
        </table:table-row>
        <table:table-row table:style-name="ro1">
          <table:table-cell/>
          <table:table-cell table:formula="of:=SQRT([.C31])" office:value-type="float" office:value="0.667083203206317">
            <text:p>0,67</text:p>
          </table:table-cell>
          <table:table-cell table:style-name="ce3" office:value-type="float" office:value="0.445">
            <text:p>0,445</text:p>
          </table:table-cell>
          <table:table-cell office:value-type="float" office:value="29">
            <text:p>29</text:p>
          </table:table-cell>
          <table:table-cell table:formula="of:=[.D31]*0.0000000207" office:value-type="float" office:value="0.0000006003">
            <text:p>6,00E-007</text:p>
          </table:table-cell>
          <table:table-cell table:formula="of:=LN([.E31])" office:value-type="float" office:value="-14.3258363066886">
            <text:p>-14,32584</text:p>
          </table:table-cell>
          <table:table-cell table:formula="of:=SQRT([.H31])" office:value-type="float" office:value="0.691375440697744">
            <text:p>0,69</text:p>
          </table:table-cell>
          <table:table-cell table:style-name="ce3" office:value-type="float" office:value="0.478">
            <text:p>0,478</text:p>
          </table:table-cell>
          <table:table-cell office:value-type="float" office:value="51">
            <text:p>51</text:p>
          </table:table-cell>
          <table:table-cell table:formula="of:=[.I31]*0.0000000207" office:value-type="float" office:value="0.0000010557">
            <text:p>1,06E-006</text:p>
          </table:table-cell>
          <table:table-cell table:formula="of:=LN([.J31])" office:value-type="float" office:value="-13.7613065039508">
            <text:p>-13,76</text:p>
          </table:table-cell>
        </table:table-row>
        <table:table-row table:style-name="ro1">
          <table:table-cell/>
          <table:table-cell table:formula="of:=SQRT([.C32])" office:value-type="float" office:value="0.82522724143111">
            <text:p>0,83</text:p>
          </table:table-cell>
          <table:table-cell table:style-name="ce3" office:value-type="float" office:value="0.681">
            <text:p>0,681</text:p>
          </table:table-cell>
          <table:table-cell office:value-type="float" office:value="33">
            <text:p>33</text:p>
          </table:table-cell>
          <table:table-cell table:formula="of:=[.D32]*0.0000000207" office:value-type="float" office:value="0.0000006831">
            <text:p>6,83E-007</text:p>
          </table:table-cell>
          <table:table-cell table:formula="of:=LN([.E32])" office:value-type="float" office:value="-14.1966245752086">
            <text:p>-14,19662</text:p>
          </table:table-cell>
          <table:table-cell table:formula="of:=SQRT([.H32])" office:value-type="float" office:value="0.798122797569397">
            <text:p>0,8</text:p>
          </table:table-cell>
          <table:table-cell table:style-name="ce3" office:value-type="float" office:value="0.637">
            <text:p>0,637</text:p>
          </table:table-cell>
          <table:table-cell office:value-type="float" office:value="59">
            <text:p>59</text:p>
          </table:table-cell>
          <table:table-cell table:formula="of:=[.I32]*0.0000000207" office:value-type="float" office:value="0.0000012213">
            <text:p>1,22E-006</text:p>
          </table:table-cell>
          <table:table-cell table:formula="of:=LN([.J32])" office:value-type="float" office:value="-13.6155946927694">
            <text:p>-13,62</text:p>
          </table:table-cell>
        </table:table-row>
        <table:table-row table:style-name="ro1">
          <table:table-cell/>
          <table:table-cell table:formula="of:=SQRT([.C33])" office:value-type="float" office:value="0.903327183250897">
            <text:p>0,9</text:p>
          </table:table-cell>
          <table:table-cell table:style-name="ce3" office:value-type="float" office:value="0.816">
            <text:p>0,816</text:p>
          </table:table-cell>
          <table:table-cell office:value-type="float" office:value="34">
            <text:p>34</text:p>
          </table:table-cell>
          <table:table-cell table:formula="of:=[.D33]*0.0000000207" office:value-type="float" office:value="0.0000007038">
            <text:p>7,04E-007</text:p>
          </table:table-cell>
          <table:table-cell table:formula="of:=LN([.E33])" office:value-type="float" office:value="-14.1667716120589">
            <text:p>-14,16677</text:p>
          </table:table-cell>
          <table:table-cell table:formula="of:=SQRT([.H33])" office:value-type="float" office:value="0.962288937897553">
            <text:p>0,96</text:p>
          </table:table-cell>
          <table:table-cell table:style-name="ce3" office:value-type="float" office:value="0.926">
            <text:p>0,926</text:p>
          </table:table-cell>
          <table:table-cell office:value-type="float" office:value="64">
            <text:p>64</text:p>
          </table:table-cell>
          <table:table-cell table:formula="of:=[.I33]*0.0000000207" office:value-type="float" office:value="0.0000013248">
            <text:p>1,32E-006</text:p>
          </table:table-cell>
          <table:table-cell table:formula="of:=LN([.J33])" office:value-type="float" office:value="-13.5342490533154">
            <text:p>-13,53</text:p>
          </table:table-cell>
        </table:table-row>
        <table:table-row table:style-name="ro1">
          <table:table-cell/>
          <table:table-cell table:formula="of:=SQRT([.C34])" office:value-type="float" office:value="1.14017542509914">
            <text:p>1,14</text:p>
          </table:table-cell>
          <table:table-cell office:value-type="float" office:value="1.3">
            <text:p>1,3</text:p>
          </table:table-cell>
          <table:table-cell office:value-type="float" office:value="36">
            <text:p>36</text:p>
          </table:table-cell>
          <table:table-cell table:formula="of:=[.D34]*0.0000000207" office:value-type="float" office:value="0.0000007452">
            <text:p>7,45E-007</text:p>
          </table:table-cell>
          <table:table-cell table:formula="of:=LN([.E34])" office:value-type="float" office:value="-14.109613198219">
            <text:p>-14,10961</text:p>
          </table:table-cell>
          <table:table-cell table:formula="of:=SQRT([.H34])" office:value-type="float" office:value="1.04880884817015">
            <text:p>1,05</text:p>
          </table:table-cell>
          <table:table-cell office:value-type="float" office:value="1.1">
            <text:p>1,1</text:p>
          </table:table-cell>
          <table:table-cell office:value-type="float" office:value="67">
            <text:p>67</text:p>
          </table:table-cell>
          <table:table-cell table:formula="of:=[.I34]*0.0000000207" office:value-type="float" office:value="0.0000013869">
            <text:p>1,39E-006</text:p>
          </table:table-cell>
          <table:table-cell table:formula="of:=LN([.J34])" office:value-type="float" office:value="-13.4884395172841">
            <text:p>-13,49</text:p>
          </table:table-cell>
        </table:table-row>
        <table:table-row table:style-name="ro1">
          <table:table-cell/>
          <table:table-cell table:formula="of:=SQRT([.C35])" office:value-type="float" office:value="1.37840487520902">
            <text:p>1,38</text:p>
          </table:table-cell>
          <table:table-cell office:value-type="float" office:value="1.9">
            <text:p>1,9</text:p>
          </table:table-cell>
          <table:table-cell office:value-type="float" office:value="40">
            <text:p>40</text:p>
          </table:table-cell>
          <table:table-cell table:formula="of:=[.D35]*0.0000000207" office:value-type="float" office:value="0.000000828">
            <text:p>8,28E-007</text:p>
          </table:table-cell>
          <table:table-cell table:formula="of:=LN([.E35])" office:value-type="float" office:value="-14.0042526825612">
            <text:p>-14,00425</text:p>
          </table:table-cell>
          <table:table-cell table:formula="of:=SQRT([.H35])" office:value-type="float" office:value="1.27671453348037">
            <text:p>1,28</text:p>
          </table:table-cell>
          <table:table-cell office:value-type="float" office:value="1.63">
            <text:p>1,63</text:p>
          </table:table-cell>
          <table:table-cell office:value-type="float" office:value="71">
            <text:p>71</text:p>
          </table:table-cell>
          <table:table-cell table:formula="of:=[.I35]*0.0000000207" office:value-type="float" office:value="0.0000014697">
            <text:p>1,47E-006</text:p>
          </table:table-cell>
          <table:table-cell table:formula="of:=LN([.J35])" office:value-type="float" office:value="-13.4304522596338">
            <text:p>-13,43</text:p>
          </table:table-cell>
        </table:table-row>
        <table:table-row table:style-name="ro1">
          <table:table-cell/>
          <table:table-cell table:formula="of:=SQRT([.C36])" office:value-type="float" office:value="1.7606816861659">
            <text:p>1,76</text:p>
          </table:table-cell>
          <table:table-cell office:value-type="float" office:value="3.1">
            <text:p>3,1</text:p>
          </table:table-cell>
          <table:table-cell office:value-type="float" office:value="43">
            <text:p>43</text:p>
          </table:table-cell>
          <table:table-cell table:formula="of:=[.D36]*0.0000000207" office:value-type="float" office:value="0.0000008901">
            <text:p>8,90E-007</text:p>
          </table:table-cell>
          <table:table-cell table:formula="of:=LN([.E36])" office:value-type="float" office:value="-13.9319320209815">
            <text:p>-13,93193</text:p>
          </table:table-cell>
          <table:table-cell table:formula="of:=SQRT([.H36])" office:value-type="float" office:value="1.38924439894498">
            <text:p>1,39</text:p>
          </table:table-cell>
          <table:table-cell office:value-type="float" office:value="1.93">
            <text:p>1,93</text:p>
          </table:table-cell>
          <table:table-cell office:value-type="float" office:value="73">
            <text:p>73</text:p>
          </table:table-cell>
          <table:table-cell table:formula="of:=[.I36]*0.0000000207" office:value-type="float" office:value="0.0000015111">
            <text:p>1,51E-006</text:p>
          </table:table-cell>
          <table:table-cell table:formula="of:=LN([.J36])" office:value-type="float" office:value="-13.4026726955267">
            <text:p>-13,4</text:p>
          </table:table-cell>
        </table:table-row>
        <table:table-row table:style-name="ro1">
          <table:table-cell/>
          <table:table-cell table:formula="of:=SQRT([.C37])" office:value-type="float" office:value="2.07364413533277">
            <text:p>2,07</text:p>
          </table:table-cell>
          <table:table-cell office:value-type="float" office:value="4.3">
            <text:p>4,3</text:p>
          </table:table-cell>
          <table:table-cell office:value-type="float" office:value="45">
            <text:p>45</text:p>
          </table:table-cell>
          <table:table-cell table:formula="of:=[.D37]*0.0000000207" office:value-type="float" office:value="0.0000009315">
            <text:p>9,32E-007</text:p>
          </table:table-cell>
          <table:table-cell table:formula="of:=LN([.E37])" office:value-type="float" office:value="-13.8864696469048">
            <text:p>-13,88647</text:p>
          </table:table-cell>
          <table:table-cell table:formula="of:=SQRT([.H37])" office:value-type="float" office:value="1.54919333848297">
            <text:p>1,55</text:p>
          </table:table-cell>
          <table:table-cell office:value-type="float" office:value="2.4">
            <text:p>2,4</text:p>
          </table:table-cell>
          <table:table-cell office:value-type="float" office:value="74">
            <text:p>74</text:p>
          </table:table-cell>
          <table:table-cell table:formula="of:=[.I37]*0.0000000207" office:value-type="float" office:value="0.0000015318">
            <text:p>1,53E-006</text:p>
          </table:table-cell>
          <table:table-cell table:formula="of:=LN([.J37])" office:value-type="float" office:value="-13.3890670434709">
            <text:p>-13,39</text:p>
          </table:table-cell>
        </table:table-row>
        <table:table-row table:style-name="ro1">
          <table:table-cell/>
          <table:table-cell table:formula="of:=SQRT([.C38])" office:value-type="float" office:value="2.52388589282479">
            <text:p>2,52</text:p>
          </table:table-cell>
          <table:table-cell office:value-type="float" office:value="6.37">
            <text:p>6,37</text:p>
          </table:table-cell>
          <table:table-cell office:value-type="float" office:value="47">
            <text:p>47</text:p>
          </table:table-cell>
          <table:table-cell table:formula="of:=[.D38]*0.0000000207" office:value-type="float" office:value="0.0000009729">
            <text:p>9,73E-007</text:p>
          </table:table-cell>
          <table:table-cell table:formula="of:=LN([.E38])" office:value-type="float" office:value="-13.842984534965">
            <text:p>-13,84298</text:p>
          </table:table-cell>
          <table:table-cell table:formula="of:=SQRT([.H38])" office:value-type="float" office:value="1.9">
            <text:p>1,9</text:p>
          </table:table-cell>
          <table:table-cell office:value-type="float" office:value="3.61">
            <text:p>3,61</text:p>
          </table:table-cell>
          <table:table-cell office:value-type="float" office:value="79">
            <text:p>79</text:p>
          </table:table-cell>
          <table:table-cell table:formula="of:=[.I38]*0.0000000207" office:value-type="float" office:value="0.0000016353">
            <text:p>1,64E-006</text:p>
          </table:table-cell>
          <table:table-cell table:formula="of:=LN([.J38])" office:value-type="float" office:value="-13.3236842842081">
            <text:p>-13,32</text:p>
          </table:table-cell>
        </table:table-row>
        <table:table-row table:style-name="ro1">
          <table:table-cell/>
          <table:table-cell table:formula="of:=SQRT([.C39])" office:value-type="float" office:value="2.89482296522603">
            <text:p>2,89</text:p>
          </table:table-cell>
          <table:table-cell office:value-type="float" office:value="8.38">
            <text:p>8,38</text:p>
          </table:table-cell>
          <table:table-cell office:value-type="float" office:value="50">
            <text:p>50</text:p>
          </table:table-cell>
          <table:table-cell table:formula="of:=[.D39]*0.0000000207" office:value-type="float" office:value="0.000001035">
            <text:p>1,04E-006</text:p>
          </table:table-cell>
          <table:table-cell table:formula="of:=LN([.E39])" office:value-type="float" office:value="-13.7811091312469">
            <text:p>-13,78111</text:p>
          </table:table-cell>
          <table:table-cell table:formula="of:=SQRT([.H39])" office:value-type="float" office:value="2.3259406699226">
            <text:p>2,33</text:p>
          </table:table-cell>
          <table:table-cell office:value-type="float" office:value="5.41">
            <text:p>5,41</text:p>
          </table:table-cell>
          <table:table-cell office:value-type="float" office:value="83">
            <text:p>83</text:p>
          </table:table-cell>
          <table:table-cell table:formula="of:=[.I39]*0.0000000207" office:value-type="float" office:value="0.0000017181">
            <text:p>1,72E-006</text:p>
          </table:table-cell>
          <table:table-cell table:formula="of:=LN([.J39])" office:value-type="float" office:value="-13.2742915288785">
            <text:p>-13,27</text:p>
          </table:table-cell>
        </table:table-row>
        <table:table-row table:style-name="ro1">
          <table:table-cell/>
          <table:table-cell table:formula="of:=SQRT([.C40])" office:value-type="float" office:value="3.27108544675922">
            <text:p>3,27</text:p>
          </table:table-cell>
          <table:table-cell office:value-type="float" office:value="10.7">
            <text:p>10,7</text:p>
          </table:table-cell>
          <table:table-cell office:value-type="float" office:value="51">
            <text:p>51</text:p>
          </table:table-cell>
          <table:table-cell table:formula="of:=[.D40]*0.0000000207" office:value-type="float" office:value="0.0000010557">
            <text:p>1,06E-006</text:p>
          </table:table-cell>
          <table:table-cell table:formula="of:=LN([.E40])" office:value-type="float" office:value="-13.7613065039508">
            <text:p>-13,76131</text:p>
          </table:table-cell>
          <table:table-cell table:formula="of:=SQRT([.H40])" office:value-type="float" office:value="2.68328157299975">
            <text:p>2,68</text:p>
          </table:table-cell>
          <table:table-cell office:value-type="float" office:value="7.2">
            <text:p>7,2</text:p>
          </table:table-cell>
          <table:table-cell office:value-type="float" office:value="86">
            <text:p>86</text:p>
          </table:table-cell>
          <table:table-cell table:formula="of:=[.I40]*0.0000000207" office:value-type="float" office:value="0.0000017802">
            <text:p>1,78E-006</text:p>
          </table:table-cell>
          <table:table-cell table:formula="of:=LN([.J40])" office:value-type="float" office:value="-13.2387848404216">
            <text:p>-13,24</text:p>
          </table:table-cell>
        </table:table-row>
        <table:table-row table:style-name="ro1">
          <table:table-cell/>
          <table:table-cell table:formula="of:=SQRT([.C41])" office:value-type="float" office:value="4.06201920231798">
            <text:p>4,06</text:p>
          </table:table-cell>
          <table:table-cell office:value-type="float" office:value="16.5">
            <text:p>16,5</text:p>
          </table:table-cell>
          <table:table-cell office:value-type="float" office:value="53">
            <text:p>53</text:p>
          </table:table-cell>
          <table:table-cell table:formula="of:=[.D41]*0.0000000207" office:value-type="float" office:value="0.0000010971">
            <text:p>1,10E-006</text:p>
          </table:table-cell>
          <table:table-cell table:formula="of:=LN([.E41])" office:value-type="float" office:value="-13.722840223123">
            <text:p>-13,72284</text:p>
          </table:table-cell>
          <table:table-cell table:formula="of:=SQRT([.H41])" office:value-type="float" office:value="3.08220700148449">
            <text:p>3,08</text:p>
          </table:table-cell>
          <table:table-cell office:value-type="float" office:value="9.5">
            <text:p>9,5</text:p>
          </table:table-cell>
          <table:table-cell office:value-type="float" office:value="88">
            <text:p>88</text:p>
          </table:table-cell>
          <table:table-cell table:formula="of:=[.I41]*0.0000000207" office:value-type="float" office:value="0.0000018216">
            <text:p>1,82E-006</text:p>
          </table:table-cell>
          <table:table-cell table:formula="of:=LN([.J41])" office:value-type="float" office:value="-13.2157953221969">
            <text:p>-13,22</text:p>
          </table:table-cell>
        </table:table-row>
        <table:table-row table:style-name="ro1">
          <table:table-cell/>
          <table:table-cell table:formula="of:=SQRT([.C42])" office:value-type="float" office:value="5.00999001995014">
            <text:p>5,01</text:p>
          </table:table-cell>
          <table:table-cell office:value-type="float" office:value="25.1">
            <text:p>25,1</text:p>
          </table:table-cell>
          <table:table-cell office:value-type="float" office:value="56">
            <text:p>56</text:p>
          </table:table-cell>
          <table:table-cell table:formula="of:=[.D42]*0.0000000207" office:value-type="float" office:value="0.0000011592">
            <text:p>1,16E-006</text:p>
          </table:table-cell>
          <table:table-cell table:formula="of:=LN([.E42])" office:value-type="float" office:value="-13.6677804459399">
            <text:p>-13,66778</text:p>
          </table:table-cell>
          <table:table-cell table:formula="of:=SQRT([.H42])" office:value-type="float" office:value="3.89871773792359">
            <text:p>3,9</text:p>
          </table:table-cell>
          <table:table-cell office:value-type="float" office:value="15.2">
            <text:p>15,2</text:p>
          </table:table-cell>
          <table:table-cell office:value-type="float" office:value="91">
            <text:p>91</text:p>
          </table:table-cell>
          <table:table-cell table:formula="of:=[.I42]*0.0000000207" office:value-type="float" office:value="0.0000018837">
            <text:p>1,88E-006</text:p>
          </table:table-cell>
          <table:table-cell table:formula="of:=LN([.J42])" office:value-type="float" office:value="-13.1822726301582">
            <text:p>-13,18</text:p>
          </table:table-cell>
        </table:table-row>
        <table:table-row table:style-name="ro1">
          <table:table-cell/>
          <table:table-cell table:formula="of:=SQRT([.C43])" office:value-type="float" office:value="6.28490254498827">
            <text:p>6,28</text:p>
          </table:table-cell>
          <table:table-cell office:value-type="float" office:value="39.5">
            <text:p>39,5</text:p>
          </table:table-cell>
          <table:table-cell office:value-type="float" office:value="58">
            <text:p>58</text:p>
          </table:table-cell>
          <table:table-cell table:formula="of:=[.D43]*0.0000000207" office:value-type="float" office:value="0.0000012006">
            <text:p>1,20E-006</text:p>
          </table:table-cell>
          <table:table-cell table:formula="of:=LN([.E43])" office:value-type="float" office:value="-13.6326891261287">
            <text:p>-13,63269</text:p>
          </table:table-cell>
          <table:table-cell table:formula="of:=SQRT([.H43])" office:value-type="float" office:value="4.6475800154489">
            <text:p>4,65</text:p>
          </table:table-cell>
          <table:table-cell office:value-type="float" office:value="21.6">
            <text:p>21,6</text:p>
          </table:table-cell>
          <table:table-cell office:value-type="float" office:value="93">
            <text:p>93</text:p>
          </table:table-cell>
          <table:table-cell table:formula="of:=[.I43]*0.0000000207" office:value-type="float" office:value="0.0000019251">
            <text:p>1,93E-006</text:p>
          </table:table-cell>
          <table:table-cell table:formula="of:=LN([.J43])" office:value-type="float" office:value="-13.1605326435218">
            <text:p>-13,16</text:p>
          </table:table-cell>
        </table:table-row>
        <table:table-row table:style-name="ro1">
          <table:table-cell/>
          <table:table-cell table:formula="of:=SQRT([.C44])" office:value-type="float" office:value="7.12039324756716">
            <text:p>7,12</text:p>
          </table:table-cell>
          <table:table-cell office:value-type="float" office:value="50.7">
            <text:p>50,7</text:p>
          </table:table-cell>
          <table:table-cell office:value-type="float" office:value="60">
            <text:p>60</text:p>
          </table:table-cell>
          <table:table-cell table:formula="of:=[.D44]*0.0000000207" office:value-type="float" office:value="0.000001242">
            <text:p>1,24E-006</text:p>
          </table:table-cell>
          <table:table-cell table:formula="of:=LN([.E44])" office:value-type="float" office:value="-13.598787574453">
            <text:p>-13,59879</text:p>
          </table:table-cell>
          <table:table-cell table:formula="of:=SQRT([.H44])" office:value-type="float" office:value="5.58569601750758">
            <text:p>5,59</text:p>
          </table:table-cell>
          <table:table-cell office:value-type="float" office:value="31.2">
            <text:p>31,2</text:p>
          </table:table-cell>
          <table:table-cell office:value-type="float" office:value="99">
            <text:p>99</text:p>
          </table:table-cell>
          <table:table-cell table:formula="of:=[.I44]*0.0000000207" office:value-type="float" office:value="0.0000020493">
            <text:p>2,05E-006</text:p>
          </table:table-cell>
          <table:table-cell table:formula="of:=LN([.J44])" office:value-type="float" office:value="-13.0980122865405">
            <text:p>-13,1</text:p>
          </table:table-cell>
        </table:table-row>
        <table:table-row table:style-name="ro1">
          <table:table-cell/>
          <table:table-cell table:formula="of:=SQRT([.C45])" office:value-type="float" office:value="7.68765243751303">
            <text:p>7,69</text:p>
          </table:table-cell>
          <table:table-cell office:value-type="float" office:value="59.1">
            <text:p>59,1</text:p>
          </table:table-cell>
          <table:table-cell office:value-type="float" office:value="61">
            <text:p>61</text:p>
          </table:table-cell>
          <table:table-cell table:formula="of:=[.D45]*0.0000000207" office:value-type="float" office:value="0.0000012627">
            <text:p>1,26E-006</text:p>
          </table:table-cell>
          <table:table-cell table:formula="of:=LN([.E45])" office:value-type="float" office:value="-13.5822582725018">
            <text:p>-13,58226</text:p>
          </table:table-cell>
          <table:table-cell table:formula="of:=SQRT([.H45])" office:value-type="float" office:value="6.61815684310972">
            <text:p>6,62</text:p>
          </table:table-cell>
          <table:table-cell office:value-type="float" office:value="43.8">
            <text:p>43,8</text:p>
          </table:table-cell>
          <table:table-cell office:value-type="float" office:value="102">
            <text:p>102</text:p>
          </table:table-cell>
          <table:table-cell table:formula="of:=[.I45]*0.0000000207" office:value-type="float" office:value="0.0000021114">
            <text:p>2,11E-006</text:p>
          </table:table-cell>
          <table:table-cell table:formula="of:=LN([.J45])" office:value-type="float" office:value="-13.0681593233908">
            <text:p>-13,07</text:p>
          </table:table-cell>
        </table:table-row>
        <table:table-row table:style-name="ro1">
          <table:table-cell/>
          <table:table-cell table:formula="of:=SQRT([.C46])" office:value-type="float" office:value="8.70631954387157">
            <text:p>8,71</text:p>
          </table:table-cell>
          <table:table-cell office:value-type="float" office:value="75.8">
            <text:p>75,8</text:p>
          </table:table-cell>
          <table:table-cell office:value-type="float" office:value="63">
            <text:p>63</text:p>
          </table:table-cell>
          <table:table-cell table:formula="of:=[.D46]*0.0000000207" office:value-type="float" office:value="0.0000013041">
            <text:p>1,30E-006</text:p>
          </table:table-cell>
          <table:table-cell table:formula="of:=LN([.E46])" office:value-type="float" office:value="-13.5499974102836">
            <text:p>-13,55000</text:p>
          </table:table-cell>
          <table:table-cell table:formula="of:=SQRT([.H46])" office:value-type="float" office:value="7.48331477354788">
            <text:p>7,48</text:p>
          </table:table-cell>
          <table:table-cell office:value-type="float" office:value="56">
            <text:p>56</text:p>
          </table:table-cell>
          <table:table-cell office:value-type="float" office:value="104">
            <text:p>104</text:p>
          </table:table-cell>
          <table:table-cell table:formula="of:=[.I46]*0.0000000207" office:value-type="float" office:value="0.0000021528">
            <text:p>2,15E-006</text:p>
          </table:table-cell>
          <table:table-cell table:formula="of:=LN([.J46])" office:value-type="float" office:value="-13.0487412375337">
            <text:p>-13,05</text:p>
          </table:table-cell>
        </table:table-row>
        <table:table-row table:style-name="ro1">
          <table:table-cell/>
          <table:table-cell table:formula="of:=SQRT([.C47])" office:value-type="float" office:value="9.78263768111648">
            <text:p>9,78</text:p>
          </table:table-cell>
          <table:table-cell office:value-type="float" office:value="95.7">
            <text:p>95,7</text:p>
          </table:table-cell>
          <table:table-cell office:value-type="float" office:value="65">
            <text:p>65</text:p>
          </table:table-cell>
          <table:table-cell table:formula="of:=[.D47]*0.0000000207" office:value-type="float" office:value="0.0000013455">
            <text:p>1,35E-006</text:p>
          </table:table-cell>
          <table:table-cell table:formula="of:=LN([.E47])" office:value-type="float" office:value="-13.5187448667795">
            <text:p>-13,51874</text:p>
          </table:table-cell>
          <table:table-cell table:formula="of:=SQRT([.H47])" office:value-type="float" office:value="8.34865258589672">
            <text:p>8,35</text:p>
          </table:table-cell>
          <table:table-cell office:value-type="float" office:value="69.7">
            <text:p>69,7</text:p>
          </table:table-cell>
          <table:table-cell office:value-type="float" office:value="106">
            <text:p>106</text:p>
          </table:table-cell>
          <table:table-cell table:formula="of:=[.I47]*0.0000000207" office:value-type="float" office:value="0.0000021942">
            <text:p>2,19E-006</text:p>
          </table:table-cell>
          <table:table-cell table:formula="of:=LN([.J47])" office:value-type="float" office:value="-13.029693042563">
            <text:p>-13,03</text:p>
          </table:table-cell>
        </table:table-row>
        <table:table-row table:style-name="ro1">
          <table:table-cell/>
          <table:table-cell table:formula="of:=SQRT([.C48])" office:value-type="float" office:value="10.3923048454133">
            <text:p>10,39</text:p>
          </table:table-cell>
          <table:table-cell office:value-type="float" office:value="108">
            <text:p>108</text:p>
          </table:table-cell>
          <table:table-cell office:value-type="float" office:value="66">
            <text:p>66</text:p>
          </table:table-cell>
          <table:table-cell table:formula="of:=[.D48]*0.0000000207" office:value-type="float" office:value="0.0000013662">
            <text:p>1,37E-006</text:p>
          </table:table-cell>
          <table:table-cell table:formula="of:=LN([.E48])" office:value-type="float" office:value="-13.5034773946487">
            <text:p>-13,50348</text:p>
          </table:table-cell>
          <table:table-cell table:formula="of:=SQRT([.H48])" office:value-type="float" office:value="9.27900856772964">
            <text:p>9,28</text:p>
          </table:table-cell>
          <table:table-cell office:value-type="float" office:value="86.1">
            <text:p>86,1</text:p>
          </table:table-cell>
          <table:table-cell office:value-type="float" office:value="111">
            <text:p>111</text:p>
          </table:table-cell>
          <table:table-cell table:formula="of:=[.I48]*0.0000000207" office:value-type="float" office:value="0.0000022977">
            <text:p>2,30E-006</text:p>
          </table:table-cell>
          <table:table-cell table:formula="of:=LN([.J48])" office:value-type="float" office:value="-12.9836019353628">
            <text:p>-12,98</text:p>
          </table:table-cell>
        </table:table-row>
        <table:table-row table:style-name="ro1">
          <table:table-cell/>
          <table:table-cell table:formula="of:=SQRT([.C49])" office:value-type="float" office:value="11.4455231422596">
            <text:p>11,45</text:p>
          </table:table-cell>
          <table:table-cell office:value-type="float" office:value="131">
            <text:p>131</text:p>
          </table:table-cell>
          <table:table-cell office:value-type="float" office:value="68">
            <text:p>68</text:p>
          </table:table-cell>
          <table:table-cell table:formula="of:=[.D49]*0.0000000207" office:value-type="float" office:value="0.0000014076">
            <text:p>1,41E-006</text:p>
          </table:table-cell>
          <table:table-cell table:formula="of:=LN([.E49])" office:value-type="float" office:value="-13.473624431499">
            <text:p>-13,47362</text:p>
          </table:table-cell>
          <table:table-cell table:formula="of:=SQRT([.H49])" office:value-type="float" office:value="9.95991967839099">
            <text:p>9,96</text:p>
          </table:table-cell>
          <table:table-cell office:value-type="float" office:value="99.2">
            <text:p>99,2</text:p>
          </table:table-cell>
          <table:table-cell office:value-type="float" office:value="113">
            <text:p>113</text:p>
          </table:table-cell>
          <table:table-cell table:formula="of:=[.I49]*0.0000000207" office:value-type="float" office:value="0.0000023391">
            <text:p>2,34E-006</text:p>
          </table:table-cell>
          <table:table-cell table:formula="of:=LN([.J49])" office:value-type="float" office:value="-12.9657443179627">
            <text:p>-12,97</text:p>
          </table:table-cell>
        </table:table-row>
        <table:table-row table:style-name="ro1">
          <table:table-cell/>
          <table:table-cell table:formula="of:=SQRT([.C50])" office:value-type="float" office:value="12.2882057274445">
            <text:p>12,29</text:p>
          </table:table-cell>
          <table:table-cell office:value-type="float" office:value="151">
            <text:p>151</text:p>
          </table:table-cell>
          <table:table-cell office:value-type="float" office:value="69">
            <text:p>69</text:p>
          </table:table-cell>
          <table:table-cell table:formula="of:=[.D50]*0.0000000207" office:value-type="float" office:value="0.0000014283">
            <text:p>1,43E-006</text:p>
          </table:table-cell>
          <table:table-cell table:formula="of:=LN([.E50])" office:value-type="float" office:value="-13.4590256320778">
            <text:p>-13,45903</text:p>
          </table:table-cell>
          <table:table-cell table:formula="of:=SQRT([.H50])" office:value-type="float" office:value="10.6770782520313">
            <text:p>10,68</text:p>
          </table:table-cell>
          <table:table-cell office:value-type="float" office:value="114">
            <text:p>114</text:p>
          </table:table-cell>
          <table:table-cell office:value-type="float" office:value="118">
            <text:p>118</text:p>
          </table:table-cell>
          <table:table-cell table:formula="of:=[.I50]*0.0000000207" office:value-type="float" office:value="0.0000024426">
            <text:p>2,44E-006</text:p>
          </table:table-cell>
          <table:table-cell table:formula="of:=LN([.J50])" office:value-type="float" office:value="-12.9224475122094">
            <text:p>-12,92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formula="of:=SQRT([.H51])" office:value-type="float" office:value="11.2249721603218">
            <text:p>11,22</text:p>
          </table:table-cell>
          <table:table-cell office:value-type="float" office:value="126">
            <text:p>126</text:p>
          </table:table-cell>
          <table:table-cell office:value-type="float" office:value="119">
            <text:p>119</text:p>
          </table:table-cell>
          <table:table-cell table:formula="of:=[.I51]*0.0000000207" office:value-type="float" office:value="0.0000024633">
            <text:p>2,46E-006</text:p>
          </table:table-cell>
          <table:table-cell table:formula="of:=LN([.J51])" office:value-type="float" office:value="-12.9140086435636">
            <text:p>-12,91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SQRT([.H52])" office:value-type="float" office:value="12.2065556157337">
            <text:p>12,21</text:p>
          </table:table-cell>
          <table:table-cell office:value-type="float" office:value="149">
            <text:p>149</text:p>
          </table:table-cell>
          <table:table-cell office:value-type="float" office:value="123">
            <text:p>123</text:p>
          </table:table-cell>
          <table:table-cell table:formula="of:=[.I52]*0.0000000207" office:value-type="float" office:value="0.0000025461">
            <text:p>2,55E-006</text:p>
          </table:table-cell>
          <table:table-cell table:formula="of:=LN([.J52])" office:value-type="float" office:value="-12.8809477813027">
            <text:p>-12,88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Ua</text:p>
          </table:table-cell>
          <table:table-cell office:value-type="string">
            <text:p>Ia</text:p>
          </table:table-cell>
          <table:table-cell/>
          <table:table-cell table:style-name="Default"/>
          <table:table-cell/>
          <table:table-cell office:value-type="string">
            <text:p>Ua</text:p>
          </table:table-cell>
          <table:table-cell office:value-type="string">
            <text:p>Ia</text:p>
          </table:table-cell>
          <table:table-cell table:style-name="Default"/>
          <table:table-cell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scientific-number number:decimal-places="4" number:min-integer-digits="1" number:min-exponent-digits="3"/>
    </number:number-style>
    <number:number-style style:name="N109">
      <number:number number:decimal-places="3" number:min-integer-digits="1"/>
    </number:number-style>
    <number:number-style style:name="N110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1">01.06.2010</text:date>, <text:time>08:58:1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8T11:22:02</meta:creation-date>
    <dc:date>2010-06-01T08:58:13</dc:date>
    <meta:editing-duration>PT14H03M02S</meta:editing-duration>
    <meta:editing-cycles>12</meta:editing-cycles>
    <meta:generator>OpenOffice.org/3.2$Linux OpenOffice.org_project/320m12$Build-9483</meta:generator>
    <meta:document-statistic meta:table-count="3" meta:cell-count="369" meta:object-count="0"/>
  </office:meta>
</office:document-meta>
</file>